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JBTestCaller.setTestCaseFields( AbstractCactusTestCase theTest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JBTestCaller.EJBTestCaller( EJBImplicitObjects the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